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39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4.8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ext-properties style:font-name="Arial" style:font-name-asian="Arial Unicode MS" style:font-name-complex="Tahoma"/>
    </style:style>
    <style:style style:name="ce7" style:family="table-cell" style:parent-style-name="Default" style:data-style-name="N100"/>
    <style:style style:name="ta_extref" style:family="table">
      <style:table-properties table:display="false"/>
    </style:style>
    <style:style style:name="T1" style:family="text">
      <style:text-properties style:font-name-asian="Arial Unicode MS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>
            <text:p>[Workflow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table:style-name="ce5" office:value-type="string">
            <text:p>iqbio.pasurvey.workflo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Pre-Admission workflo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Workflow for pre-admission surveys</text:p>
          </table:table-cell>
          <table:table-cell table:number-columns-repeated="1022"/>
        </table:table-row>
        <table:table-row table:style-name="ro1">
          <table:table-cell office:value-type="string">
            <text:p>Initial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survey is being drafted.</text:p>
          </table:table-cell>
          <table:table-cell table:number-columns-repeated="1022"/>
        </table:table-row>
        <table:table-row table:style-name="ro1">
          <table:table-cell office:value-type="string">
            <text:p>Transitions</text:p>
          </table:table-cell>
          <table:table-cell office:value-type="string">
            <text:p>submit, reject, <text:s/>accept, to_facultyreview, to_programreview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Pending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survey is pending for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Pending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Pre-Admission survey pending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table:style-name="ce6" office:value-type="string">
            <text:p><text:span text:style-name="T1">reject, <text:s/>accept, to_draft, to_facultyreview, to_programreview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faculty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survey is being reviewed by the faculty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Pre-Admission survey faculty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table:style-name="ce6" office:value-type="string">
            <text:p><text:span text:style-name="T1">submit, reject, <text:s/>accept, to_draft, to_programreview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4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d:</text:p>
          </table:table-cell>
          <table:table-cell office:value-type="string">
            <text:p>program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itle:</text:p>
          </table:table-cell>
          <table:table-cell office:value-type="string">
            <text:p>Grad Program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Description:</text:p>
          </table:table-cell>
          <table:table-cell office:value-type="string">
            <text:p>The survey is being reviewed by the departmen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:</text:p>
          </table:table-cell>
          <table:table-cell office:value-type="string">
            <text:p>Grad Program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label:</text:p>
          </table:table-cell>
          <table:table-cell office:value-type="string">
            <text:p>Pre-Admission survey Grad Program review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Worklist 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ransitions:</text:p>
          </table:table-cell>
          <table:table-cell table:style-name="ce6" office:value-type="string">
            <text:p><text:span text:style-name="T1">submit, reject, <text:s/>accept, to_draft, to_facultyreview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table:style-name="ce7" office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has been accepted</text:p>
          </table:table-cell>
          <table:table-cell table:number-columns-repeated="1022"/>
        </table:table-row>
        <table:table-row table:style-name="ro1">
          <table:table-cell office:value-type="string">
            <text:p>Transitions:</text:p>
          </table:table-cell>
          <table:table-cell table:style-name="ce6" office:value-type="string">
            <text:p><text:span text:style-name="T1">submit, reject, to_draft, to_facultyreview, to_programreview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Y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State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table:style-name="ce7" office:value-type="string">
            <text:p>notaccepted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Not Accepted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The proposal has not been accepted</text:p>
          </table:table-cell>
          <table:table-cell table:number-columns-repeated="1022"/>
        </table:table-row>
        <table:table-row table:style-name="ro1">
          <table:table-cell office:value-type="string">
            <text:p>Transitions:</text:p>
          </table:table-cell>
          <table:table-cell table:style-name="ce6" office:value-type="string">
            <text:p><text:span text:style-name="T1">submit, accept, to_draft, to_facultyreview, to_programreview</text:span>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ermissions</text:p>
          </table:table-cell>
          <table:table-cell table:style-name="ce3" office:value-type="string">
            <text:p>Acquire</text:p>
          </table:table-cell>
          <table:table-cell table:style-name="ce3" office:value-type="string">
            <text:p>Anonymous</text:p>
          </table:table-cell>
          <table:table-cell table:style-name="ce3" office:value-type="string">
            <text:p>Authenticated</text:p>
          </table:table-cell>
          <table:table-cell table:style-name="ce3" office:value-type="string">
            <text:p>Member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Owner</text:p>
          </table:table-cell>
          <table:table-cell table:style-name="ce3" office:value-type="string">
            <text:p>Editor</text:p>
          </table:table-cell>
          <table:table-cell table:style-name="ce3" office:value-type="string">
            <text:p>Reader</text:p>
          </table:table-cell>
          <table:table-cell table:style-name="ce3" office:value-type="string">
            <text:p>Contributor</text:p>
          </table:table-cell>
          <table:table-cell table:style-name="ce3" office:value-type="string">
            <text:p>Reviewe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View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Access contents information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office:value-type="string">
            <text:p>X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style-name="ce3" office:value-type="string">
            <text:p>Modify portal content</text:p>
          </table:table-cell>
          <table:table-cell table:style-name="ce3" office:value-type="string">
            <text:p>N</text:p>
          </table:table-cell>
          <table:table-cell table:style-name="ce3" table:number-columns-repeated="3"/>
          <table:table-cell table:style-name="ce3" office:value-type="string">
            <text:p>X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Submi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urvey for pending faculty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ending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quest revie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to_facultyrevie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Transition to Faculty Revie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urvey for faculty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facultyreview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to_programreview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Transition to Grad Program Review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Submit the survey for Grad Program review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programreview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Rejec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Do not accept the survey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notaccepted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accep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Accep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Accept the survey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[Transition]</text:p>
          </table:table-cell>
          <table:table-cell table:number-columns-repeated="1023"/>
        </table:table-row>
        <table:table-row table:style-name="ro1">
          <table:table-cell office:value-type="string">
            <text:p>Id:</text:p>
          </table:table-cell>
          <table:table-cell office:value-type="string">
            <text:p>to_draft</text:p>
          </table:table-cell>
          <table:table-cell table:number-columns-repeated="1022"/>
        </table:table-row>
        <table:table-row table:style-name="ro1">
          <table:table-cell office:value-type="string">
            <text:p>Title:</text:p>
          </table:table-cell>
          <table:table-cell office:value-type="string">
            <text:p>Send To Draft</text:p>
          </table:table-cell>
          <table:table-cell table:number-columns-repeated="1022"/>
        </table:table-row>
        <table:table-row table:style-name="ro1">
          <table:table-cell office:value-type="string">
            <text:p>Description:</text:p>
          </table:table-cell>
          <table:table-cell office:value-type="string">
            <text:p>Put the survey back in the draft state</text:p>
          </table:table-cell>
          <table:table-cell table:number-columns-repeated="1022"/>
        </table:table-row>
        <table:table-row table:style-name="ro1">
          <table:table-cell office:value-type="string">
            <text:p>Target state:</text:p>
          </table:table-cell>
          <table:table-cell office:value-type="string">
            <text:p>draft</text:p>
          </table:table-cell>
          <table:table-cell table:number-columns-repeated="1022"/>
        </table:table-row>
        <table:table-row table:style-name="ro1">
          <table:table-cell office:value-type="string">
            <text:p>Guard permission:</text:p>
          </table:table-cell>
          <table:table-cell office:value-type="string">
            <text:p>Review portal content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5">05/12/2010</text:date>, <text:time>23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05T23:33:23</dc:date>
    <meta:generator>OpenOffice.org/3.2$Unix OpenOffice.org_project/320m19$Build-9505</meta:generator>
    <meta:editing-duration>PT08H55M30S</meta:editing-duration>
    <meta:editing-cycles>14</meta:editing-cycles>
    <dc:creator>kurt </dc:creator>
    <meta:document-statistic meta:table-count="1" meta:cell-count="292" meta:object-count="0"/>
  </office:meta>
</office:document-meta>
</file>